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b7b7b7" draw:stroke-linejoin="round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cccccc" draw:stroke-linejoin="round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4a86e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5" svg:stroke-width="0.026cm" svg:stroke-color="#00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1c232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4" style:family="text">
      <style:text-properties fo:font-variant="normal" fo:text-transform="none" fo:color="#00ff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6.782cm" svg:height="5.729cm" svg:x="1.063cm" svg:y="4.477cm">
          <text:p text:style-name="P1"><text:span text:style-name="T1">main app folder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55;p13" draw:style-name="gr2" draw:text-style-name="P2" draw:layer="layout" svg:width="2.825cm" svg:height="0.962cm" svg:x="3.885cm" svg:y="6.885cm">
          <text:p text:style-name="P1"><text:span text:style-name="T2">Dockerfile</text:span></text:p>
          <text:p text:style-name="P1"><text:span text:style-name="T3">(creates the ap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2" draw:layer="layout" svg:width="3.842cm" svg:height="0.962cm" svg:x="3.376cm" svg:y="4.91cm">
          <text:p text:style-name="P1"><text:span text:style-name="T2">docker-compose.y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2" draw:layer="layout" svg:width="4.295cm" svg:height="0.814cm" svg:x="0.61cm" svg:y="8.322cm">
          <text:p text:style-name="P1"><text:span text:style-name="T2">requiremen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2" draw:layer="layout" svg:width="4.295cm" svg:height="0.814cm" svg:x="3.15cm" svg:y="10.548cm">
          <text:p text:style-name="P1"><text:span text:style-name="T2">hub.docker.com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3" draw:layer="layout" svg:width="0.955cm" svg:height="1.127cm" draw:transform="rotate (1.5707963267949) translate (2.758cm 8.32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60;p13" draw:style-name="gr3" draw:text-style-name="P3" draw:layer="layout" svg:width="2.699cm" svg:height="0.001cm" draw:transform="rotate (1.5707963267949) translate (5.298cm 10.548cm)">
          <text:p/>
          <draw:enhanced-geometry draw:mirror-horizontal="false" draw:mirror-vertical="false" svg:viewBox="0 0 0 0" draw:text-areas="0 0 ?f2 ?f3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1;p13" draw:style-name="gr3" draw:text-style-name="P3" draw:layer="layout" svg:width="1.012cm" svg:height="0.001cm" draw:transform="rotate (1.5707963267949) translate (5.298cm 6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2;p13" draw:style-name="gr1" draw:text-style-name="P2" draw:layer="layout" svg:width="6.782cm" svg:height="2.644cm" svg:x="8.064cm" svg:y="7.547cm">
          <text:p text:style-name="P1"><text:span text:style-name="T1">main/config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3;p13" draw:style-name="gr2" draw:text-style-name="P2" draw:layer="layout" svg:width="3.842cm" svg:height="0.962cm" svg:x="9.406cm" svg:y="8.042cm">
          <text:p text:style-name="P1"><text:span text:style-name="T2">settings.py</text:span></text:p>
          <text:p text:style-name="P1"><text:span text:style-name="T3">(app configur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4" draw:text-style-name="P2" draw:layer="layout" svg:width="6.782cm" svg:height="2.644cm" svg:x="8.064cm" svg:y="4.67cm">
          <text:p text:style-name="P1"><text:span text:style-name="T1">main/instance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5;p13" draw:style-name="gr2" draw:text-style-name="P2" draw:layer="layout" svg:width="1.45cm" svg:height="0.814cm" svg:x="13.396cm" svg:y="9.379cm">
          <text:p text:style-name="P1"><text:span text:style-name="T4">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2" draw:text-style-name="P2" draw:layer="layout" svg:width="4.723cm" svg:height="0.962cm" svg:x="8.998cm" svg:y="5.165cm">
          <text:p text:style-name="P1"><text:span text:style-name="T2">settings.py</text:span></text:p>
          <text:p text:style-name="P1"><text:span text:style-name="T3">(app configuration)</text:span></text:p>
          <text:p text:style-name="P1"><text:span text:style-name="T3">(if exists, overrides main/confi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2" draw:text-style-name="P2" draw:layer="layout" svg:width="1.45cm" svg:height="0.814cm" svg:x="13.396cm" svg:y="6.537cm">
          <text:p text:style-name="P1"><text:span text:style-name="T5">PR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1" draw:text-style-name="P2" draw:layer="layout" svg:width="6.782cm" svg:height="2.644cm" svg:x="15.179cm" svg:y="7.547cm">
          <text:p text:style-name="P1"><text:span text:style-name="T1">main/app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9;p13" draw:style-name="gr2" draw:text-style-name="P2" draw:layer="layout" svg:width="3.842cm" svg:height="0.962cm" svg:x="16.521cm" svg:y="8.533cm">
          <text:p text:style-name="P1"><text:span text:style-name="T2">app.py</text:span></text:p>
          <text:p text:style-name="P1"><text:span text:style-name="T3">(app main fi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2" draw:text-style-name="P2" draw:layer="layout" svg:width="4.879cm" svg:height="0.962cm" svg:x="2.858cm" svg:y="2.133cm">
          <text:p text:style-name="P1"><text:span text:style-name="T2">docker-compose 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5" draw:text-style-name="P3" draw:layer="layout" svg:width="1.813cm" svg:height="0.001cm" draw:transform="rotate (1.5707963267949) translate (5.298cm 4.91cm)">
          <text:p/>
          <draw:enhanced-geometry draw:mirror-horizontal="false" draw:mirror-vertical="false" svg:viewBox="0 0 0 0" draw:text-areas="0 0 ?f2 ?f3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2;p13" draw:style-name="gr2" draw:text-style-name="P2" draw:layer="layout" svg:width="1.45cm" svg:height="0.814cm" svg:x="1.407cm" svg:y="5.872cm">
          <text:p text:style-name="P1"><text:span text:style-name="T2">.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3" draw:text-style-name="P3" draw:layer="layout" svg:width="0.48cm" svg:height="1.243cm" draw:transform="rotate (1.5707963267949) translate (2.133cm 5.87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4;p13" draw:style-name="gr6" draw:text-style-name="P3" draw:layer="layout" svg:width="2.825cm" svg:height="11.859cm" draw:transform="rotate (1.5707963267949) translate (6.707cm 10.192cm)">
          <text:p/>
          <draw:enhanced-geometry draw:mirror-horizontal="true" draw:mirror-vertical="false" svg:viewBox="0 0 0 0" draw:text-areas="0 0 ?f4 ?f5" draw:type="ooxml-bentConnector4" draw:modifiers="-23408 9215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75;p13" draw:style-name="gr2" draw:text-style-name="P2" draw:layer="layout" svg:width="2.307cm" svg:height="0.814cm" svg:x="22.294cm" svg:y="9.38cm">
          <text:p text:style-name="P1"><text:span text:style-name="T2">fl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7" draw:text-style-name="P3" draw:layer="layout" svg:width="0.364cm" svg:height="3.083cm" draw:transform="rotate (1.5707963267949) translate (20.36cm 9.3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7;p13" draw:style-name="gr2" draw:text-style-name="P2" draw:layer="layout" svg:width="2.307cm" svg:height="0.814cm" svg:x="0.179cm" svg:y="10.548cm">
          <text:p text:style-name="P1"><text:span text:style-name="T2">gunico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7" draw:text-style-name="P3" draw:layer="layout" svg:width="1.41cm" svg:height="1.424cm" draw:transform="rotate (1.5707963267949) translate (1.333cm 10.548cm)">
          <text:p/>
          <draw:enhanced-geometry draw:mirror-horizontal="false" draw:mirror-vertical="false" svg:viewBox="0 0 0 0" draw:text-areas="0 0 ?f2 ?f3" draw:type="ooxml-bentConnector3" draw:modifiers="4999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9;p13" draw:style-name="gr8" draw:text-style-name="P3" draw:layer="layout" svg:width="3.181cm" svg:height="2.552cm" draw:transform="rotate (1.5707963267949) translate (1.333cm 10.54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80;p13" draw:style-name="gr2" draw:text-style-name="P2" draw:layer="layout" svg:width="4.879cm" svg:height="0.962cm" svg:x="2.882cm" svg:y="1.29cm">
          <text:p text:style-name="P1"><text:span text:style-name="T2">docker-compose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3" draw:style-name="gr1" draw:text-style-name="P2" draw:layer="layout" svg:width="6.782cm" svg:height="0.814cm" svg:x="15.179cm" svg:y="6.5cm">
          <text:p text:style-name="P1"><text:span text:style-name="T1">main/app/blueprints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82;p13" draw:style-name="gr1" draw:text-style-name="P2" draw:layer="layout" svg:width="6.782cm" svg:height="0.814cm" svg:x="15.179cm" svg:y="5.585cm">
          <text:p text:style-name="P1"><text:span text:style-name="T1">main/app/templates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83;p13" draw:style-name="gr1" draw:text-style-name="P2" draw:layer="layout" svg:width="6.782cm" svg:height="0.814cm" svg:x="15.179cm" svg:y="4.67cm">
          <text:p text:style-name="P1"><text:span text:style-name="T1">main/app/static</text:span></text:p>
          <draw:enhanced-geometry draw:mirror-horizontal="false" draw:mirror-vertical="false" svg:viewBox="0 0 0 0" draw:text-areas="0 ?f4 ?f5 ?f9" draw:type="ooxml-snip1Rect" draw:modifiers="10672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84;p13" draw:style-name="gr9" draw:text-style-name="P4" draw:layer="layout" svg:width="6.782cm" svg:height="0.962cm" svg:x="15.18cm" svg:y="12.305cm">
          <text:p text:style-name="P1"><text:span text:style-name="T6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9" draw:text-style-name="P4" draw:layer="layout" svg:width="6.782cm" svg:height="0.962cm" svg:x="8.068cm" svg:y="12.305cm">
          <text:p text:style-name="P1"><text:span text:style-name="T6">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9" draw:text-style-name="P4" draw:layer="layout" svg:width="6.782cm" svg:height="0.962cm" svg:x="0.956cm" svg:y="12.305cm">
          <text:p text:style-name="P1"><text:span text:style-name="T6">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0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document-statistic meta:object-count="54"/>
  </office:meta>
</office:document-meta>
</file>